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22in" fo:text-align="start" style:justify-single-word="false" style:text-autospace="none"/>
      <style:text-properties style:use-window-font-color="true" style:font-name="Helvetica" fo:font-size="11pt" style:font-name-asian="Helvetica" style:font-size-asian="11pt" style:font-name-complex="Helvetica" style:font-size-complex="11pt"/>
    </style:style>
    <style:style style:name="P2" style:family="paragraph" style:parent-style-name="Standard" style:list-style-name="">
      <style:paragraph-properties style:text-autospace="none"/>
      <style:text-properties style:use-window-font-color="true" style:font-name="ArialMT" fo:font-size="22pt" style:font-name-asian="ArialMT" style:font-size-asian="22pt" style:font-name-complex="ArialMT" style:font-size-complex="22pt"/>
    </style:style>
    <style:style style:name="P3" style:family="paragraph" style:parent-style-name="Standard" style:list-style-name="">
      <style:paragraph-properties style:line-height-at-least="0.222in" fo:text-align="start" style:justify-single-word="false" style:text-autospace="none"/>
      <style:text-properties fo:color="#666666" style:font-name="Helvetica" fo:font-size="11pt" style:font-name-asian="Helvetica" style:font-size-asian="11pt" style:font-name-complex="Helvetica" style:font-size-complex="11pt"/>
    </style:style>
    <style:style style:name="P4" style:family="paragraph" style:parent-style-name="Standard" style:list-style-name="">
      <style:paragraph-properties style:line-height-at-least="0.222in" fo:text-align="start" style:justify-single-word="false" style:text-autospace="none"/>
      <style:text-properties fo:color="#999999" style:font-name="Helvetica" fo:font-size="11pt" style:font-name-asian="Helvetica" style:font-size-asian="11pt" style:font-name-complex="Helvetica" style:font-size-complex="11pt"/>
    </style:style>
    <style:style style:name="P5" style:family="paragraph" style:parent-style-name="Standard" style:list-style-name="">
      <style:paragraph-properties style:text-autospace="none"/>
      <style:text-properties fo:font-size="18pt" style:font-size-asian="18pt" style:font-size-complex="18pt"/>
    </style:style>
    <style:style style:name="P6" style:family="paragraph" style:parent-style-name="Standard" style:list-style-name="">
      <style:paragraph-properties fo:margin-top="0in" fo:margin-bottom="0.1945in" style:line-height-at-least="0.3335in" fo:text-align="start" style:justify-single-word="false" style:text-autospace="none"/>
      <style:text-properties style:use-window-font-color="true" style:font-name="ArialMT" fo:font-size="22pt" style:font-name-asian="ArialMT" style:font-size-asian="22pt" style:font-name-complex="ArialMT" style:font-size-complex="22pt"/>
    </style:style>
    <style:style style:name="P7"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style>
    <style:style style:name="P8"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9" style:family="paragraph" style:parent-style-name="Standard">
      <style:paragraph-properties fo:margin-left="0.5in" fo:margin-right="0in" fo:margin-top="0in" fo:margin-bottom="0.083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Helvetica" fo:font-size="18pt" fo:font-weight="normal" style:font-name-asian="Helvetica" style:font-size-asian="18pt" style:font-weight-asian="normal" style:font-name-complex="Helvetica" style:font-size-complex="18pt" style:font-weight-complex="normal"/>
    </style:style>
    <style:style style:name="P10"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Helvetica" fo:font-size="18pt" style:font-name-asian="Helvetica" style:font-size-asian="18pt" style:font-name-complex="Helvetica" style:font-size-complex="18pt"/>
    </style:style>
    <style:style style:name="P11"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Helvetica" fo:font-size="18pt" fo:font-weight="normal" style:font-name-asian="Helvetica" style:font-size-asian="18pt" style:font-weight-asian="normal" style:font-name-complex="Helvetica" style:font-size-complex="18pt" style:font-weight-complex="normal"/>
    </style:style>
    <style:style style:name="P12"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style:font-name-asian="ArialMT" style:font-size-asian="18pt" style:font-name-complex="ArialMT" style:font-size-complex="18pt"/>
    </style:style>
    <style:style style:name="P13" style:family="paragraph" style:parent-style-name="Standard">
      <style:paragraph-properties fo:margin-left="0.5in" fo:margin-right="0in" fo:margin-top="0in" fo:margin-bottom="0.25in" style:line-height-at-least="0.222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14" style:family="paragraph" style:parent-style-name="Standard" style:list-style-name="">
      <style:paragraph-properties fo:margin-top="0in" fo:margin-bottom="0.1807in" style:line-height-at-least="0.278in" fo:text-align="start" style:justify-single-word="false" style:text-autospace="none"/>
      <style:text-properties style:use-window-font-color="true" style:font-name="Georgia" fo:font-size="18pt" style:font-name-asian="Georgia" style:font-size-asian="18pt" style:font-name-complex="Georgia" style:font-size-complex="18pt"/>
    </style:style>
    <style:style style:name="P15" style:family="paragraph" style:parent-style-name="Standard" style:list-style-name="">
      <style:paragraph-properties fo:margin-top="0in" fo:margin-bottom="0.1807in" style:line-height-at-least="0.278in" fo:text-align="start" style:justify-single-word="false"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16" style:family="paragraph" style:parent-style-name="Standard">
      <style:paragraph-properties fo:margin-left="1in" fo:margin-right="0in" fo:margin-top="0in" fo:margin-bottom="0.0835in" style:line-height-at-least="0.222in" fo:text-align="start" style:justify-single-word="false" fo:text-indent="-1in" style:auto-text-indent="false" style:text-autospace="none">
        <style:tab-stops>
          <style:tab-stop style:position="-0.3472in"/>
          <style:tab-stop style:position="0in"/>
        </style:tab-stops>
      </style:paragraph-properties>
      <style:text-properties style:use-window-font-color="true" style:font-name="Helvetica" fo:font-size="18pt" fo:font-weight="normal" style:font-name-asian="Helvetica" style:font-size-asian="18pt" style:font-weight-asian="normal" style:font-name-complex="Helvetica" style:font-size-complex="18pt" style:font-weight-complex="normal"/>
    </style:style>
    <style:style style:name="P17" style:family="paragraph" style:parent-style-name="Standard">
      <style:paragraph-properties fo:margin-left="0in" fo:margin-right="0in" fo:margin-top="0in" fo:margin-bottom="0.25in" style:line-height-at-least="0.222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ArialMT" fo:font-size="22pt" style:font-name-asian="ArialMT" style:font-size-asian="22pt" style:font-name-complex="ArialMT" style:font-size-complex="22pt"/>
    </style:style>
    <style:style style:name="T1" style:family="text">
      <style:text-properties fo:color="#999999" style:font-name="Helvetica" fo:font-size="11pt" style:font-name-asian="Helvetica" style:font-size-asian="11pt" style:font-name-complex="Helvetica" style:font-size-complex="11pt"/>
    </style:style>
    <style:style style:name="T2" style:family="text">
      <style:text-properties style:use-window-font-color="true" style:font-name="Helvetica" fo:font-size="11pt" fo:font-weight="bold" style:font-name-asian="Helvetica" style:font-size-asian="11pt" style:font-weight-asian="bold" style:font-name-complex="Helvetica" style:font-size-complex="11pt" style:font-weight-complex="bold"/>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Helvetica" fo:font-weight="normal" style:font-name-asian="Helvetica" style:font-weight-asian="normal" style:font-name-complex="Helvetica" style:font-weight-complex="normal"/>
    </style:style>
    <style:style style:name="T6" style:family="text">
      <style:text-properties style:use-window-font-color="true" style:font-name="Helvetica" style:font-name-asian="Helvetica" style:font-name-complex="Helvetica"/>
    </style:style>
    <style:style style:name="T7" style:family="text">
      <style:text-properties style:use-window-font-color="true" style:font-name="Helvetica" fo:font-weight="bold" style:font-name-asian="Helvetica" style:font-weight-asian="bold" style:font-name-complex="Helvetica" style:font-weight-complex="bold"/>
    </style:style>
    <style:style style:name="T8" style:family="text">
      <style:text-properties fo:font-weight="normal" style:font-weight-asian="normal" style:font-weight-complex="normal"/>
    </style:style>
    <style:style style:name="T9" style:family="text">
      <style:text-properties fo:font-size="18pt"/>
    </style:style>
    <style:style style:name="T10" style:family="text">
      <style:text-properties style:font-size-asian="18pt"/>
    </style:style>
    <style:style style:name="T11" style:family="text">
      <style:text-properties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rawberry Cupcakes with Strawberry Buttercream</text:p>
      <text:p text:style-name="P8"><text:span text:style-name="T7">Yield </text:span><text:span text:style-name="T5">Makes 34</text:span></text:p>
      <text:p text:style-name="P7"><text:span text:style-name="T3"/></text:p>
      <text:p text:style-name="P15">Ingredients</text:p>
      <text:p text:style-name="P16"><text:tab/><text:tab/>2 3/4 cups all-purpose flour</text:p>
      <text:p text:style-name="P16"><text:tab/><text:tab/>1/2 cup cake flour, (not self-rising)</text:p>
      <text:p text:style-name="P16"><text:tab/><text:tab/>1 tablespoon baking powder</text:p>
      <text:p text:style-name="P16"><text:tab/><text:tab/>1 teaspoon salt</text:p>
      <text:p text:style-name="P16"><text:tab/><text:tab/>8 ounces (2 sticks) unsalted butter, softened</text:p>
      <text:p text:style-name="P16"><text:tab/><text:tab/>2 1/4 cups sugar</text:p>
      <text:p text:style-name="P16"><text:tab/><text:tab/>3 large eggs</text:p>
      <text:p text:style-name="P16"><text:tab/><text:tab/>1 large egg white</text:p>
      <text:p text:style-name="P16"><text:tab/><text:tab/>1 cup whole milk</text:p>
      <text:p text:style-name="P16"><text:tab/><text:tab/>1 1/2 teaspoons pure vanilla extract</text:p>
      <text:p text:style-name="P16"><text:tab/><text:tab/>2 cups finely chopped strawberries, plus small strawberries for garnish</text:p>
      <text:p text:style-name="P16"><text:tab/><text:tab/>Strawberry Buttercream (recipe below)</text:p>
      <text:p text:style-name="P15">Directions</text:p>
      <text:p text:style-name="P13"><text:span text:style-name="T5">Make cupcakes as directed in Basic Cupcake How-To (recipe below), using milk and vanilla for wet ingredients. Stir chopped strawberries into batter. Once cupcakes are cool, frost tops with strawberry buttercream. Frosted cupcakes will keep, covered and refrigerated, for up to 2 days. Top with a strawberry just before serving.</text:span></text:p>
      <text:p text:style-name="P12"><text:span text:style-name="T5"/></text:p>
      <text:p text:style-name="P12"><text:span text:style-name="T5"/></text:p>
      <text:p text:style-name="P12"><text:span text:style-name="T5"/></text:p>
      <text:p text:style-name="P17"><text:soft-page-break/><text:span text:style-name="T8">Basic Cupcake How-To</text:span></text:p>
      <text:p text:style-name="P14">Directions</text:p>
      <text:p text:style-name="P10">Preheat oven to 350 degrees. Line standard muffin tins with paper liners. Whisk dry ingredients in a large bowl. Cream butter and sugar with a mixer until light and fluffy. Add eggs, 1 at a time, beating after each addition.</text:p>
      <text:p text:style-name="P10">Reduce speed to low. Mix any remaining wet ingredients in a bowl if needed. Add dry ingredients to butter mixture in 3 additions, alternating with wet ingredients and ending with dry. Scrape sides of bowl. Divide batter among muffin cups, filling each 2/3 full.</text:p>
      <text:p text:style-name="P5"><text:span text:style-name="T6">Bake cupcakes until testers inserted into centers come out clean, about 20 minutes. Let cool in tins on wire racks. Cupcakes will keep, covered, for up to 3 days, unless otherwise noted.</text:span></text:p>
      <text:p text:style-name="P5"><text:span text:style-name="T3"/></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Strawberry Buttercream</text:span></text:p>
      <text:p text:style-name="P8"><text:span text:style-name="T7">Yield </text:span><text:span text:style-name="T5">Makes about 5 cups</text:span></text:p>
      <text:p text:style-name="P7"><text:span text:style-name="T3"/></text:p>
      <text:p text:style-name="P15">Ingredients</text:p>
      <text:p text:style-name="P16"><text:tab/><text:tab/>4 large egg whites, room temperature</text:p>
      <text:p text:style-name="P16"><text:tab/><text:tab/>1 1/4 cups sugar</text:p>
      <text:p text:style-name="P16"><text:tab/><text:tab/>3/4 pound (3 sticks) unsalted butter, softened, cut into small pieces</text:p>
      <text:p text:style-name="P16"><text:tab/><text:tab/>1 1/2 cups fresh strawberries, pureed</text:p>
      <text:p text:style-name="P9"><text:tab/><text:tab/></text:p>
      <text:p text:style-name="P15">Directions</text:p>
      <text:p text:style-name="P11">Place whites and sugar in a heatproof mixer bowl set over a pot of simmering water. Whisk until sugar dissolves and mixture registers 160 degrees on a candy thermometer.</text:p>
      <text:p text:style-name="P11">Remove from heat, and attach bowl to a mixer. Whisk on medium speed for 5 minutes. Increase speed to medium-high, and whisk until stiff, glossy peaks form, about 6 minutes. Reduce speed to medium, and add butter, 1 piece at a time, whisking well after each addition.</text:p>
      <text:p text:style-name="P5"><text:span text:style-name="T5">Switch to a paddle attachment. With mixer on low, add strawberry puree, and beat until smooth, 3 to 5 minutes. Use immediately, or cover, and refrige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0T12:40:38</meta:creation-date>
    <meta:document-statistic meta:table-count="0" meta:image-count="0" meta:object-count="0" meta:page-count="3" meta:paragraph-count="34" meta:word-count="378" meta:character-count="2314"/>
    <dc:date>2012-05-20T12:49:57</dc:date>
    <dc:creator>Robert Houk</dc:creator>
    <meta:editing-duration>PT00H09M22S</meta:editing-duration>
    <meta:editing-cycles>1</meta:editing-cycles>
    <meta:generator>OpenOffice.org/3.2$Unix OpenOffice.org_project/320m18$Build-9502</meta:generator>
  </office:meta>
</office:document-meta>
</file>